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35cc" officeooo:paragraph-rsid="000835c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835cc" officeooo:paragraph-rsid="000835cc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835cc" officeooo:paragraph-rsid="000835cc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835cc" officeooo:paragraph-rsid="000835cc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a31bb" officeooo:paragraph-rsid="000a31bb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cc14a" officeooo:paragraph-rsid="000cc14a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dfb14" officeooo:paragraph-rsid="000dfb1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dfb14" officeooo:paragraph-rsid="000dfb14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dfb14" officeooo:paragraph-rsid="000dfb14" style:font-weight-asian="normal" style:font-weight-complex="normal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1" style:font-name-asian="Noto Serif CJK SC" style:font-name-complex="Lohit Devanagari1"/>
    </style:style>
    <style:style style:name="T3" style:family="text">
      <style:text-properties style:font-name="Liberation Serif1" officeooo:rsid="000cc14a" style:font-name-asian="Noto Serif CJK SC" style:font-name-complex="Lohit Devanagari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édure LXC E5</text:p>
      <text:p text:style-name="P1"/>
      <text:p text:style-name="P1"/>
      <text:p text:style-name="P2">1) Préparation</text:p>
      <text:p text:style-name="P2"/>
      <text:list xml:id="list929771117" text:style-name="L1">
        <text:list-item>
          <text:p text:style-name="P3">Récupération machines : DataCenter → Storage → Add → CIFS → Id=tjodry22 → server=172,16,108,33 → username=tjodry22 → mdp → share=tjodry22 → content=vzdump → add</text:p>
        </text:list-item>
      </text:list>
      <text:list xml:id="list660289204" text:style-name="L3">
        <text:list-item>
          <text:p text:style-name="P7">ATTENTION : modifier DNS sur la machine de test (/etc/resolv.conf → 192,168,22,1)</text:p>
        </text:list-item>
      </text:list>
      <text:p text:style-name="P2"/>
      <text:list xml:id="list142759466880328" text:continue-list="list929771117" text:style-name="L1">
        <text:list-item>
          <text:p text:style-name="P5">restore 2 machines (402 LXC ; 401 backup)</text:p>
          <text:p text:style-name="P5"/>
        </text:list-item>
        <text:list-item>
          <text:p text:style-name="P5">renommer machines 192,168,34,101=deb10Backups : 192,168,34,102=deb10LXC</text:p>
          <text:p text:style-name="P3"/>
        </text:list-item>
        <text:list-item>
          <text:p text:style-name="P3">Changer ip machine backup en 192,168,34,101</text:p>
          <text:p text:style-name="P3"/>
        </text:list-item>
        <text:list-item>
          <text:p text:style-name="P3">Règle de firewall pour les 2 machines</text:p>
          <text:p text:style-name="P3"/>
        </text:list-item>
        <text:list-item>
          <text:p text:style-name="P3">Création règle dns sur le serveur windows (A → site1 → 192,168,34,102 → <text:span text:style-name="T1">√</text:span><text:span text:style-name="T2"> pointeur)</text:span></text:p>
          <text:p text:style-name="P3"><text:span text:style-name="T2"/></text:p>
        </text:list-item>
        <text:list-item>
          <text:p text:style-name="P3"><text:span text:style-name="T2">Décommenter proxy</text:span></text:p>
        </text:list-item>
      </text:list>
      <text:p text:style-name="P2"><text:span text:style-name="T2"/></text:p>
      <text:p text:style-name="P2"><text:span text:style-name="T2">2) Récupération script</text:span></text:p>
      <text:p text:style-name="P2"><text:span text:style-name="T2"/></text:p>
      <text:list xml:id="list656289957" text:style-name="L2">
        <text:list-item>
          <text:p text:style-name="P6"><text:span text:style-name="T2">Connection au ftp : yafc 192,168,11,240</text:span></text:p>
          <text:p text:style-name="P6"><text:span text:style-name="T2"/></text:p>
        </text:list-item>
        <text:list-item>
          <text:p text:style-name="P6"><text:span text:style-name="T2">get e5.tar.gz</text:span></text:p>
          <text:p text:style-name="P6"><text:span text:style-name="T2"/></text:p>
        </text:list-item>
        <text:list-item>
          <text:p text:style-name="P6"><text:span text:style-name="T2">tar -xvf e5.tar.gz</text:span></text:p>
          <text:p text:style-name="P6"><text:span text:style-name="T2"/></text:p>
        </text:list-item>
        <text:list-item>
          <text:p text:style-name="P6"><text:span text:style-name="T2">chmod +x e5/start.sh</text:span></text:p>
          <text:p text:style-name="P6"><text:span text:style-name="T2"/></text:p>
        </text:list-item>
        <text:list-item>
          <text:p text:style-name="P6"><text:span text:style-name="T2">cd e5/</text:span></text:p>
          <text:p text:style-name="P6"><text:span text:style-name="T2"/></text:p>
        </text:list-item>
        <text:list-item>
          <text:p text:style-name="P6"><text:span text:style-name="T2">./start.sh</text:span></text:p>
          <text:p text:style-name="P4"><text:span text:style-name="T2"/></text:p>
        </text:list-item>
        <text:list-item>
          <text:p text:style-name="P4"><text:span text:style-name="T2">→ </text:span><text:span text:style-name="T3">6)automatique</text:span></text:p>
        </text:list-item>
      </text:list>
      <text:p text:style-name="P2"><text:span text:style-name="T3"/></text:p>
      <text:p text:style-name="P8"><text:span text:style-name="T3">3</text:span><text:span text:style-name="T2">) Test</text:span></text:p>
      <text:list xml:id="list1986853114" text:style-name="L4">
        <text:list-header>
          <text:p text:style-name="P9"><text:span text:style-name="T2"/></text:p>
        </text:list-header>
        <text:list-item>
          <text:p text:style-name="P9"><text:span text:style-name="T2">Test sur la win2012 avec site1.tgplus.net et site2.tgplus.net</text:span></text:p>
          <text:p text:style-name="P9"><text:span text:style-name="T2"/></text:p>
        </text:list-item>
        <text:list-item>
          <text:p text:style-name="P9"><text:span text:style-name="T2">Test sur la debianfolgad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3:23:26.201406994</meta:creation-date>
    <dc:date>2024-03-20T14:27:59.163865293</dc:date>
    <meta:editing-duration>PT2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150" meta:character-count="829" meta:non-whitespace-character-count="730"/>
  </office:meta>
</office:document-meta>
</file>